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7-5)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astern Mich. (7-6)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05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48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Eastern Mich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44</text:p>
          </table:table-cell>
          <table:table-cell office:value-type="string">
            <text:p>-.02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.02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3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-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.1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4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25</text:p>
          </table:table-cell>
          <table:table-cell office:value-type="string">
            <text:p>160</text:p>
          </table:table-cell>
          <table:table-cell office:value-type="string">
            <text:p>.144</text:p>
          </table:table-cell>
          <table:table-cell office:value-type="string">
            <text:p>49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8.0</text:p>
          </table:table-cell>
        </table:table-row>
      </table:table>
      <table:table table:name="Sheet 3">
        <table:table-row>
          <table:table-cell office:value-type="string">
            <text:p>Eastern Mich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ranki Strefling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pril Houston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llory Rajewski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Camille Schom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Riley Taylo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ordan Smith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office:value-type="string">
            <text:p>39</text:p>
          </table:table-cell>
          <table:table-cell office:value-type="string">
            <text:p>.05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Cassie Haut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.04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Alyssa Lafac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riel Hamby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Samantha Falco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elly Ferguso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29</text:p>
          </table:table-cell>
          <table:table-cell office:value-type="string">
            <text:p>149</text:p>
          </table:table-cell>
          <table:table-cell office:value-type="string">
            <text:p>.101</text:p>
          </table:table-cell>
          <table:table-cell office:value-type="string">
            <text:p>3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8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